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2]=&quot;&quot;;&quot;&quot;;ROW([.B42])-1)" office:value-type="float" office:value="41" calcext:value-type="float">
            <text:p>41</text:p>
          </table:table-cell>
          <table:table-cell office:value-type="date" office:date-value="2024-01-26" calcext:value-type="date">
            <text:p>26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Oracle Developer SQL PL/SQL (André Ros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3]=&quot;&quot;;&quot;&quot;;ROW([.B43])-1)" office:value-type="float" office:value="42" calcext:value-type="float">
            <text:p>42</text:p>
          </table:table-cell>
          <table:table-cell office:value-type="date" office:date-value="2024-02-02" calcext:value-type="date">
            <text:p>02/02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completo de Banco de Dados e SQL, sem mistérios! (Felipe Mafr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style-name="Default"/>
          <table:table-cell office:value-type="date" office:date-value="2024-10-02" calcext:value-type="date">
            <text:p>02/10/2024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5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4-02-12T19:58:37.979523317</dc:date>
    <dc:creator>Gismar Barbosa</dc:creator>
    <meta:editing-duration>PT38M26S</meta:editing-duration>
    <meta:editing-cycles>15</meta:editing-cycles>
    <meta:generator>LibreOffice/7.3.7.2$Linux_X86_64 LibreOffice_project/30$Build-2</meta:generator>
    <meta:document-statistic meta:table-count="1" meta:cell-count="307" meta:object-count="0"/>
  </office:meta>
</office:document-meta>
</file>